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7.306cm"/>
    </style:style>
    <style:style style:name="co3" style:family="table-column">
      <style:table-column-properties fo:break-before="auto" style:column-width="4.701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825cm"/>
    </style:style>
    <style:style style:name="co7" style:family="table-column">
      <style:table-column-properties fo:break-before="auto" style:column-width="6.39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asic Ke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UE40D5720</text:p>
          </table:table-cell>
          <table:table-cell table:style-name="ce1" office:value-type="string">
            <text:p>HTD5500</text:p>
          </table:table-cell>
          <table:table-cell table:style-name="ce1" table:number-columns-repeated="1020"/>
        </table:table-row>
        <table:table-row table:style-name="ro1" table:visibility="filter">
          <table:table-cell office:value-type="string">
            <text:p>Channel</text:p>
          </table:table-cell>
          <table:table-cell office:value-type="string">
            <text:p>KEY_CHUP</text:p>
          </table:table-cell>
          <table:table-cell office:value-type="string">
            <text:p>Channel+</text:p>
          </table:table-cell>
          <table:table-cell table:number-columns-repeated="1021"/>
        </table:table-row>
        <table:table-row table:style-name="ro1">
          <table:table-cell office:value-type="string">
            <text:p>Channel</text:p>
          </table:table-cell>
          <table:table-cell office:value-type="string">
            <text:p>KEY_FAVCH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Channel</text:p>
          </table:table-cell>
          <table:table-cell office:value-type="string">
            <text:p>KEY_CHDOWN</text:p>
          </table:table-cell>
          <table:table-cell office:value-type="string">
            <text:p>Channel-</text:p>
          </table:table-cell>
          <table:table-cell table:number-columns-repeated="1021"/>
        </table:table-row>
        <table:table-row table:style-name="ro1">
          <table:table-cell office:value-type="string">
            <text:p>Channel</text:p>
          </table:table-cell>
          <table:table-cell office:value-type="string">
            <text:p>KEY_CH_LIST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Channel</text:p>
          </table:table-cell>
          <table:table-cell office:value-type="string">
            <text:p>KEY_PRECH</text:p>
          </table:table-cell>
          <table:table-cell office:value-type="string">
            <text:p>Previous channel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0</text:p>
          </table:table-cell>
          <table:table-cell office:value-type="string">
            <text:p>Keypad „0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1</text:p>
          </table:table-cell>
          <table:table-cell office:value-type="string">
            <text:p>Keypad „1“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11</text:p>
          </table:table-cell>
          <table:table-cell table:number-columns-repeated="1022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12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2</text:p>
          </table:table-cell>
          <table:table-cell office:value-type="string">
            <text:p>Keypad „2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3</text:p>
          </table:table-cell>
          <table:table-cell office:value-type="string">
            <text:p>Keypad „3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4</text:p>
          </table:table-cell>
          <table:table-cell office:value-type="string">
            <text:p>Keypad „4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5</text:p>
          </table:table-cell>
          <table:table-cell office:value-type="string">
            <text:p>Keypad „5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6</text:p>
          </table:table-cell>
          <table:table-cell office:value-type="string">
            <text:p>Keypad „6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7</text:p>
          </table:table-cell>
          <table:table-cell office:value-type="string">
            <text:p>Keypad „7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8</text:p>
          </table:table-cell>
          <table:table-cell office:value-type="string">
            <text:p>Keypad „8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Keypad</text:p>
          </table:table-cell>
          <table:table-cell office:value-type="string">
            <text:p>KEY_9</text:p>
          </table:table-cell>
          <table:table-cell office:value-type="string">
            <text:p>Keypad „9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EXIT</text:p>
          </table:table-cell>
          <table:table-cell office:value-type="string">
            <text:p>Close all menus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LEFT</text:p>
          </table:table-cell>
          <table:table-cell office:value-type="string">
            <text:p>Cursor left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MENU</text:p>
          </table:table-cell>
          <table:table-cell office:value-type="string">
            <text:p>Open/close menu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RETURN</text:p>
          </table:table-cell>
          <table:table-cell office:value-type="string">
            <text:p>return to previous menu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RIGHT</text:p>
          </table:table-cell>
          <table:table-cell office:value-type="string">
            <text:p>Cursor right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TOOLS</text:p>
          </table:table-cell>
          <table:table-cell office:value-type="string">
            <text:p>„Tools“ menu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TOPMENU</text:p>
          </table:table-cell>
          <table:table-cell office:value-type="string">
            <text:p>E-Manual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Menu</text:p>
          </table:table-cell>
          <table:table-cell office:value-type="string">
            <text:p>KEY_UP</text:p>
          </table:table-cell>
          <table:table-cell office:value-type="string">
            <text:p>Cursor up</text:p>
          </table:table-cell>
          <table:table-cell table:number-columns-repeated="1021"/>
        </table:table-row>
        <table:table-row table:style-name="ro2">
          <table:table-cell office:value-type="string">
            <text:p>PIP</text:p>
          </table:table-cell>
          <table:table-cell office:value-type="string">
            <text:p>KEY_PIP_SWAP</text:p>
          </table:table-cell>
          <table:table-cell table:number-columns-repeated="1022"/>
        </table:table-row>
        <table:table-row table:style-name="ro2">
          <table:table-cell office:value-type="string">
            <text:p>PIP</text:p>
          </table:table-cell>
          <table:table-cell office:value-type="string">
            <text:p>KEY_PIP_SCAN</text:p>
          </table:table-cell>
          <table:table-cell table:number-columns-repeated="1022"/>
        </table:table-row>
        <table:table-row table:style-name="ro2">
          <table:table-cell office:value-type="string">
            <text:p>PIP</text:p>
          </table:table-cell>
          <table:table-cell office:value-type="string">
            <text:p>KEY_PIP_ONOFF</text:p>
          </table:table-cell>
          <table:table-cell table:number-columns-repeated="1022"/>
        </table:table-row>
        <table:table-row table:style-name="ro2">
          <table:table-cell office:value-type="string">
            <text:p>PIP</text:p>
          </table:table-cell>
          <table:table-cell office:value-type="string">
            <text:p>KEY_PIP_CHDOWN</text:p>
          </table:table-cell>
          <table:table-cell table:number-columns-repeated="1022"/>
        </table:table-row>
        <table:table-row table:style-name="ro2" table:visibility="filter">
          <table:table-cell office:value-type="string">
            <text:p>PIP</text:p>
          </table:table-cell>
          <table:table-cell office:value-type="string">
            <text:p>KEY_PIP_CHUP</text:p>
          </table:table-cell>
          <table:table-cell office:value-type="string">
            <text:p>Display „n/a“</text:p>
          </table:table-cell>
          <table:table-cell table:number-columns-repeated="1021"/>
        </table:table-row>
        <table:table-row table:style-name="ro2">
          <table:table-cell office:value-type="string">
            <text:p>PIP</text:p>
          </table:table-cell>
          <table:table-cell office:value-type="string">
            <text:p>KEY_PIP_SIZE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Playback</text:p>
          </table:table-cell>
          <table:table-cell office:value-type="string">
            <text:p>KEY_STOP</text:p>
          </table:table-cell>
          <table:table-cell office:value-type="string">
            <text:p>Stop playback</text:p>
          </table:table-cell>
          <table:table-cell table:number-columns-repeated="1021"/>
        </table:table-row>
        <table:table-row table:style-name="ro2">
          <table:table-cell office:value-type="string">
            <text:p>Playback</text:p>
          </table:table-cell>
          <table:table-cell office:value-type="string">
            <text:p>KEY_FF_</text:p>
          </table:table-cell>
          <table:table-cell table:number-columns-repeated="1022"/>
        </table:table-row>
        <table:table-row table:style-name="ro2">
          <table:table-cell office:value-type="string">
            <text:p>Playback</text:p>
          </table:table-cell>
          <table:table-cell office:value-type="string">
            <text:p>KEY_REWIND_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Playback</text:p>
          </table:table-cell>
          <table:table-cell office:value-type="string">
            <text:p>KEY_PLAY</text:p>
          </table:table-cell>
          <table:table-cell office:value-type="string">
            <text:p>Play</text:p>
          </table:table-cell>
          <table:table-cell table:number-columns-repeated="1021"/>
        </table:table-row>
        <table:table-row table:style-name="ro2">
          <table:table-cell office:value-type="string">
            <text:p>Playback</text:p>
          </table:table-cell>
          <table:table-cell office:value-type="string">
            <text:p>KEY_FF</text:p>
          </table:table-cell>
          <table:table-cell table:number-columns-repeated="1022"/>
        </table:table-row>
        <table:table-row table:style-name="ro2">
          <table:table-cell office:value-type="string">
            <text:p>Playback</text:p>
          </table:table-cell>
          <table:table-cell office:value-type="string">
            <text:p>KEY_REWIND</text:p>
          </table:table-cell>
          <table:table-cell table:number-columns-repeated="1022"/>
        </table:table-row>
        <table:table-row table:style-name="ro2">
          <table:table-cell office:value-type="string">
            <text:p>Playback</text:p>
          </table:table-cell>
          <table:table-cell office:value-type="string">
            <text:p>KEY_REC</text:p>
          </table:table-cell>
          <table:table-cell table:number-columns-repeated="1022"/>
        </table:table-row>
        <table:table-row table:style-name="ro2" table:visibility="filter">
          <table:table-cell office:value-type="string">
            <text:p>Playback</text:p>
          </table:table-cell>
          <table:table-cell office:value-type="string">
            <text:p>KEY_PAUSE</text:p>
          </table:table-cell>
          <table:table-cell office:value-type="string">
            <text:p>Pause</text:p>
          </table:table-cell>
          <table:table-cell table:number-columns-repeated="1021"/>
        </table:table-row>
        <table:table-row table:style-name="ro2">
          <table:table-cell office:value-type="string">
            <text:p>Power</text:p>
          </table:table-cell>
          <table:table-cell office:value-type="string">
            <text:p>KEY_POWER</text:p>
          </table:table-cell>
          <table:table-cell table:number-columns-repeated="1022"/>
        </table:table-row>
        <table:table-row table:style-name="ro2" table:visibility="filter">
          <table:table-cell office:value-type="string">
            <text:p>Power</text:p>
          </table:table-cell>
          <table:table-cell office:value-type="string">
            <text:p>KEY_POWEROFF</text:p>
          </table:table-cell>
          <table:table-cell office:value-type="string">
            <text:p>Power OFF</text:p>
          </table:table-cell>
          <table:table-cell table:number-columns-repeated="1021"/>
        </table:table-row>
        <table:table-row table:style-name="ro2">
          <table:table-cell office:value-type="string">
            <text:p>Power</text:p>
          </table:table-cell>
          <table:table-cell office:value-type="string">
            <text:p>KEY_POWERON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SVIDEO3</text:p>
          </table:table-cell>
          <table:table-cell office:value-type="string">
            <text:p>switch to input SVIDEO-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ANTENA</text:p>
          </table:table-cell>
          <table:table-cell office:value-type="string">
            <text:p>switch to terestrial tv (DVB-T)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AV1</text:p>
          </table:table-cell>
          <table:table-cell office:value-type="string">
            <text:p>switch to input AV-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AV2</text:p>
          </table:table-cell>
          <table:table-cell office:value-type="string">
            <text:p>switch to input AV-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AV3</text:p>
          </table:table-cell>
          <table:table-cell office:value-type="string">
            <text:p>switch to input AV-3</text:p>
          </table:table-cell>
          <table:table-cell table:number-columns-repeated="1021"/>
        </table:table-row>
        <table:table-row table:style-name="ro1">
          <table:table-cell office:value-type="string">
            <text:p>Source</text:p>
          </table:table-cell>
          <table:table-cell office:value-type="string">
            <text:p>KEY_TV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HDMI2</text:p>
          </table:table-cell>
          <table:table-cell office:value-type="string">
            <text:p>switch to input HDMI-2</text:p>
          </table:table-cell>
          <table:table-cell table:number-columns-repeated="1021"/>
        </table:table-row>
        <table:table-row table:style-name="ro1">
          <table:table-cell office:value-type="string">
            <text:p>Source</text:p>
          </table:table-cell>
          <table:table-cell office:value-type="string">
            <text:p>KEY_TV_MODE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COMPONENT1</text:p>
          </table:table-cell>
          <table:table-cell office:value-type="string">
            <text:p>switch to input COMPONENT-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SVIDEO2</text:p>
          </table:table-cell>
          <table:table-cell office:value-type="string">
            <text:p>switch to input SVIDEO-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SVIDEO1</text:p>
          </table:table-cell>
          <table:table-cell office:value-type="string">
            <text:p>switch to input SVIDEO-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COMPONENT2</text:p>
          </table:table-cell>
          <table:table-cell office:value-type="string">
            <text:p>switch to input COMPONENT-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HDMI4</text:p>
          </table:table-cell>
          <table:table-cell office:value-type="string">
            <text:p>switch to input HDMI-4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HDMI3</text:p>
          </table:table-cell>
          <table:table-cell office:value-type="string">
            <text:p>switch to input HDMI-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HDMI</text:p>
          </table:table-cell>
          <table:table-cell office:value-type="string">
            <text:p>Switch to last used HDMI input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HDMI1</text:p>
          </table:table-cell>
          <table:table-cell office:value-type="string">
            <text:p>switch to input HDMI-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ource</text:p>
          </table:table-cell>
          <table:table-cell office:value-type="string">
            <text:p>KEY_SOURCE</text:p>
          </table:table-cell>
          <table:table-cell office:value-type="string">
            <text:p>Menu „Input Source“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TX</text:p>
          </table:table-cell>
          <table:table-cell office:value-type="string">
            <text:p>KEY_CYAN</text:p>
          </table:table-cell>
          <table:table-cell office:value-type="string">
            <text:p>Cyan / C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TX</text:p>
          </table:table-cell>
          <table:table-cell office:value-type="string">
            <text:p>KEY_GREEN</text:p>
          </table:table-cell>
          <table:table-cell office:value-type="string">
            <text:p>Green / B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TX</text:p>
          </table:table-cell>
          <table:table-cell office:value-type="string">
            <text:p>KEY_RED</text:p>
          </table:table-cell>
          <table:table-cell office:value-type="string">
            <text:p>Red / A</text:p>
          </table:table-cell>
          <table:table-cell table:number-columns-repeated="1021"/>
        </table:table-row>
        <table:table-row table:style-name="ro2">
          <table:table-cell office:value-type="string">
            <text:p>TTX</text:p>
          </table:table-cell>
          <table:table-cell office:value-type="string">
            <text:p>KEY_TTX_SUBFACE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TTX</text:p>
          </table:table-cell>
          <table:table-cell office:value-type="string">
            <text:p>KEY_YELLOW</text:p>
          </table:table-cell>
          <table:table-cell office:value-type="string">
            <text:p>Yellow / C</text:p>
          </table:table-cell>
          <table:table-cell table:number-columns-repeated="1021"/>
        </table:table-row>
        <table:table-row table:style-name="ro2">
          <table:table-cell office:value-type="string">
            <text:p>TTX</text:p>
          </table:table-cell>
          <table:table-cell office:value-type="string">
            <text:p>KEY_TTX_MIX</text:p>
          </table:table-cell>
          <table:table-cell table:number-columns-repeated="1022"/>
        </table:table-row>
        <table:table-row table:style-name="ro1" table:visibility="filter">
          <table:table-cell office:value-type="string">
            <text:p>Volume</text:p>
          </table:table-cell>
          <table:table-cell office:value-type="string">
            <text:p>KEY_MUTE</text:p>
          </table:table-cell>
          <table:table-cell office:value-type="string">
            <text:p>Mute volume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Volume</text:p>
          </table:table-cell>
          <table:table-cell office:value-type="string">
            <text:p>KEY_VOLDOWN</text:p>
          </table:table-cell>
          <table:table-cell office:value-type="string">
            <text:p>Lower volume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Volume</text:p>
          </table:table-cell>
          <table:table-cell office:value-type="string">
            <text:p>KEY_VOLUP</text:p>
          </table:table-cell>
          <table:table-cell office:value-type="string">
            <text:p>Raise volume</text:p>
          </table:table-cell>
          <table:table-cell table:number-columns-repeated="1021"/>
        </table:table-row>
        <table:table-row table:style-name="ro2">
          <table:table-cell office:value-type="string">
            <text:p>Zoom</text:p>
          </table:table-cell>
          <table:table-cell office:value-type="string">
            <text:p>KEY_ZOOM_IN</text:p>
          </table:table-cell>
          <table:table-cell table:number-columns-repeated="1022"/>
        </table:table-row>
        <table:table-row table:style-name="ro2">
          <table:table-cell office:value-type="string">
            <text:p>Zoom</text:p>
          </table:table-cell>
          <table:table-cell office:value-type="string">
            <text:p>KEY_ZOOM_MOVE</text:p>
          </table:table-cell>
          <table:table-cell table:number-columns-repeated="1022"/>
        </table:table-row>
        <table:table-row table:style-name="ro2">
          <table:table-cell office:value-type="string">
            <text:p>Zoom</text:p>
          </table:table-cell>
          <table:table-cell office:value-type="string">
            <text:p>KEY_ZOOM_OUT</text:p>
          </table:table-cell>
          <table:table-cell table:number-columns-repeated="1022"/>
        </table:table-row>
        <table:table-row table:style-name="ro2">
          <table:table-cell office:value-type="string">
            <text:p>Zoom</text:p>
          </table:table-cell>
          <table:table-cell office:value-type="string">
            <text:p>KEY_ZOOM1</text:p>
          </table:table-cell>
          <table:table-cell table:number-columns-repeated="1022"/>
        </table:table-row>
        <table:table-row table:style-name="ro2">
          <table:table-cell office:value-type="string">
            <text:p>Zoom</text:p>
          </table:table-cell>
          <table:table-cell office:value-type="string">
            <text:p>KEY_ZOOM2</text:p>
          </table:table-cell>
          <table:table-cell table:number-columns-repeated="1022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, EXT, PANNEL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UE40D5720</text:p>
          </table:table-cell>
          <table:table-cell table:style-name="ce1" office:value-type="string">
            <text:p>HTD5500</text:p>
          </table:table-cell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TENNA_AIR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TENNA_CABL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TENNA_SATELLIT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YNET_AUTO_START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YNET_MODE_OK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UTOCOLOR_FAIL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UTOCOLOR_SUCCESS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_FORCE_AGING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ENG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KOR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OFF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ON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JACK_IDENT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LNA_OFF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LNA_ON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CH_CHANG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DOUBL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LARG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LEFT_BOTTOM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LEFT_TOP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RIGHT_BOTTOM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RIGHT_TOP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SMALL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SOURCE_CHANG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WID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RESET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USBJACK_INSPECT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9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9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9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4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4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9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CHDOWN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CHUP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ENTER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MENU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POWER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SOURCE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VOLDOW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VOLUP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WHEEL_LEFT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WHEEL_RIGHT</text:p>
          </table:table-cell>
          <table:table-cell table:number-columns-repeated="2"/>
        </table:table-row>
        <table:table-row table:style-name="ro2" table:number-rows-repeated="104849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unknown" table:style-name="ta1"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2">
          <table:table-cell table:style-name="ce1" office:value-type="string">
            <text:p>Category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UE40D5720</text:p>
          </table:table-cell>
          <table:table-cell table:style-name="ce1" office:value-type="string">
            <text:p>HTD5500</text:p>
          </table:table-cell>
        </table:table-row>
        <table:table-row table:style-name="ro2">
          <table:table-cell/>
          <table:table-cell office:value-type="string">
            <text:p>KEY_FACTORY</text:p>
          </table:table-cell>
          <table:table-cell office:value-type="string">
            <text:p>Display „n/a“ – admin key?</text:p>
          </table:table-cell>
          <table:table-cell/>
        </table:table-row>
        <table:table-row table:style-name="ro2">
          <table:table-cell/>
          <table:table-cell office:value-type="string">
            <text:p>KEY_PLUS100</text:p>
          </table:table-cell>
          <table:table-cell office:value-type="string">
            <text:p>Display „n/a“</text:p>
          </table:table-cell>
          <table:table-cell/>
        </table:table-row>
        <table:table-row table:style-name="ro2">
          <table:table-cell/>
          <table:table-cell office:value-type="string">
            <text:p>KEY_DVD_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QUICK_REPLA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NS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ESAVING</text:p>
          </table:table-cell>
          <table:table-cell office:value-type="string">
            <text:p>switch energy saving</text:p>
          </table:table-cell>
          <table:table-cell/>
        </table:table-row>
        <table:table-row table:style-name="ro2">
          <table:table-cell/>
          <table:table-cell office:value-type="string">
            <text:p>KEY_DOW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BOOKMAR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TV_SIGNAL</text:p>
          </table:table-cell>
          <table:table-cell office:value-type="string">
            <text:p>message n/a</text:p>
          </table:table-cell>
          <table:table-cell/>
        </table:table-row>
        <table:table-row table:style-name="ro2">
          <table:table-cell/>
          <table:table-cell office:value-type="string">
            <text:p>KEY_SLEEP</text:p>
          </table:table-cell>
          <table:table-cell office:value-type="string">
            <text:p>switch sleep timer</text:p>
          </table:table-cell>
          <table:table-cell/>
        </table:table-row>
        <table:table-row table:style-name="ro2">
          <table:table-cell/>
          <table:table-cell office:value-type="string">
            <text:p>KEY_DVR_MENU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MODE</text:p>
          </table:table-cell>
          <table:table-cell office:value-type="string">
            <text:p>switch picture mode</text:p>
          </table:table-cell>
          <table:table-cell/>
        </table:table-row>
        <table:table-row table:style-name="ro2">
          <table:table-cell/>
          <table:table-cell office:value-type="string">
            <text:p>KEY_HEL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ALLER_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EFF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TB_MODE</text:p>
          </table:table-cell>
          <table:table-cell office:value-type="string">
            <text:p>Display „stb mode“</text:p>
          </table:table-cell>
          <table:table-cell/>
        </table:table-row>
        <table:table-row table:style-name="ro2">
          <table:table-cell/>
          <table:table-cell office:value-type="string">
            <text:p>KEY_MIC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OP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OVIE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16_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W_LIN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TV_LIN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UB_TIT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NIe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/>
          <table:table-cell office:value-type="string">
            <text:p>KEY_DOO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RESERVED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ENT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ID_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INFO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ANORAM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OR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TURBO</text:p>
          </table:table-cell>
          <table:table-cell office:value-type="string">
            <text:p>msg \app not installed\"" - examine further"</text:p>
          </table:table-cell>
          <table:table-cell/>
        </table:table-row>
        <table:table-row table:style-name="ro2">
          <table:table-cell/>
          <table:table-cell office:value-type="string">
            <text:p>KEY_RSS</text:p>
          </table:table-cell>
          <table:table-cell office:value-type="string">
            <text:p>Start SmartHUB</text:p>
          </table:table-cell>
          <table:table-cell/>
        </table:table-row>
        <table:table-row table:style-name="ro2">
          <table:table-cell/>
          <table:table-cell office:value-type="string">
            <text:p>KEY_BACK_MHP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/>
          <table:table-cell office:value-type="string">
            <text:p>KEY_VCHI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NYNE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ONTENT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ENTERTAINM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ROGRA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LT_MH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LIN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INSTANT_REPLA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ETUP_CLOCK_TIM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ONVERGENC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LIV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HOM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SS_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TS</text:p>
          </table:table-cell>
          <table:table-cell office:value-type="string">
            <text:p>switch audio mode (mono/stereo/dualI/dualII)</text:p>
          </table:table-cell>
          <table:table-cell/>
        </table:table-row>
        <table:table-row table:style-name="ro2">
          <table:table-cell/>
          <table:table-cell office:value-type="string">
            <text:p>KEY_SOUND_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GUI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3SPE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ICTURE_SIZ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AP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PP_LIS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ATV_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ONVERT_AUDIO_MAINSUB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NINE_SEPERA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ERPECT_FOCU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M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EVICE_CONN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RI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PC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TV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AGIC_CHANNE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GAM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YNAMIC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VCR_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USTO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ISC_MENU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LOCK_DISPLA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DC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R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CLE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UTO_PROGRA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TANDAR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REPE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NE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DDDE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ID_SETU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NYVIEW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RSUR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V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NG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CA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SP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DV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MAGIC_BRIGH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TILL_PICTUR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FM_RADIO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AUTO_FORM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4_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Basic Keys'.A1:'Basic Keys'.D74" table:display-filter-buttons="true">
          <table:filter>
            <table:filter-and>
              <table:filter-condition table:field-number="2" table:data-type="number" table:value="66" table:operator="empty"/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1" table:target-range-address="'ARC, EXT, PANNEL'.A1:'ARC, EXT, PANNEL'.D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3T23:00:35</dc:date>
    <dc:creator>David Poisl</dc:creator>
    <meta:generator>LibreOffice/3.5$Linux_x86 LibreOffice_project/350m1$Build-2</meta:generator>
    <meta:editing-duration>PT49M10S</meta:editing-duration>
    <meta:editing-cycles>5</meta:editing-cycles>
    <meta:document-statistic meta:table-count="3" meta:cell-count="467" meta:object-count="0"/>
  </office:meta>
</office:document-meta>
</file>